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6pt"/>
    </style:style>
    <style:style style:name="co2" style:family="table-column">
      <style:table-column-properties fo:break-before="auto" style:column-width="162.06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office:value-type="string" calcext:value-type="string">
            <text:p>Precio POR CAJÓN en Pesos ($)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o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6???</text:p>
          </table:table-cell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ándanos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 bandejas</text:p>
          </table:table-cell>
          <table:table-cell/>
        </table:table-row>
        <table:table-row table:style-name="ro1">
          <table:table-cell office:value-type="string" calcext:value-type="string">
            <text:p>Banana 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 (repollo colorad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/u</text:p>
          </table:table-cell>
          <table:table-cell/>
        </table:table-row>
        <table:table-row table:style-name="ro1">
          <table:table-cell office:value-type="string" calcext:value-type="string">
            <text:p>espinac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 unidades</text:p>
          </table:table-cell>
          <table:table-cell/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rutill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iwi 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lechuga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ón 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ng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ana Roja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nzana Verde</text:p>
          </table:table-cell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racuy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l 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pepino 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lach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atado</text:p>
          </table:table-cell>
          <table:table-cell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vas yogurt sin Azuc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4:42:36.987990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0-31T14:08:02.740864116</dc:date>
    <meta:editing-duration>PT12M8S</meta:editing-duration>
    <meta:editing-cycles>4</meta:editing-cycles>
    <meta:generator>LibreOffice/5.1.5.2$Linux_x86 LibreOffice_project/10m0$Build-2</meta:generator>
    <meta:document-statistic meta:table-count="1" meta:cell-count="76" meta:object-count="0"/>
  </office:meta>
</office:document-meta>
</file>